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99ff66"/>
      <style:text-properties fo:color="#000000"/>
    </style:style>
    <style:style style:name="ce10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2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2" office:value-type="string" calcext:value-type="string">
            <text:p>ADC B</text:p>
          </table:table-cell>
          <table:table-cell/>
          <table:table-cell table:style-name="ce2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2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2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6"/>
          <table:table-cell table:number-columns-repeated="21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2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7"/>
          <table:table-cell table:number-columns-repeated="1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2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7"/>
          <table:table-cell table:number-columns-repeated="16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2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6"/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2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2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 cycles</text:p>
          </table:table-cell>
          <table:table-cell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2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6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6"/>
          <table:table-cell table:style-name="ce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2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3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3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" table:number-columns-repeated="2"/>
          <table:table-cell table:style-name="ce9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9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2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A → MEM(IO)</text:p>
          </table:table-cell>
          <table:table-cell table:style-name="ce2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6"/>
          <table:table-cell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2"/>
          <table:table-cell office:value-type="string" calcext:value-type="string">
            <text:p>COUNT_INC</text:p>
          </table:table-cell>
          <table:table-cell table:style-name="ce2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2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6"/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6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6"/>
          <table:table-cell table:number-columns-repeated="18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2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2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5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2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2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6"/>
          <table:table-cell table:number-columns-repeated="11"/>
          <table:table-cell table:style-name="ce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2" office:value-type="string" calcext:value-type="string">
            <text:p>3C</text:p>
          </table:table-cell>
          <table:table-cell table:formula="of:=DEC2HEX([.F49];8)" office:value-type="string" office:string-value="000000DC" calcext:value-type="string">
            <text:p>000000DC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220" calcext:value-type="float">
            <text:p>220</text:p>
          </table:table-cell>
          <table:table-cell table:number-columns-repeated="23"/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80000000" calcext:value-type="string">
            <text:p>80000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2" office:value-type="string" calcext:value-type="string">
            <text:p>90</text:p>
          </table:table-cell>
          <table:table-cell table:formula="of:=DEC2HEX([.F51];8)" office:value-type="string" office:string-value="000000F8" calcext:value-type="string">
            <text:p>000000F8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248" calcext:value-type="float">
            <text:p>248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80000000" calcext:value-type="string">
            <text:p>80000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2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2" office:value-type="string" calcext:value-type="string">
            <text:p>98</text:p>
          </table:table-cell>
          <table:table-cell table:formula="of:=DEC2HEX([.F53];8)" office:value-type="string" office:string-value="000000F9" calcext:value-type="string">
            <text:p>000000F9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249" calcext:value-type="float">
            <text:p>249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4];8)" office:value-type="string" office:string-value="80000000" calcext:value-type="string">
            <text:p>8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8:27:21.21102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3-31T18:42:05.427158460</dc:date>
    <meta:editing-duration>PT12H29M27S</meta:editing-duration>
    <meta:editing-cycles>80</meta:editing-cycles>
    <meta:generator>LibreOffice/4.3.3.2$Linux_X86_64 LibreOffice_project/430m0$Build-2</meta:generator>
    <meta:document-statistic meta:table-count="1" meta:cell-count="387" meta:object-count="0"/>
  </office:meta>
</office:document-meta>
</file>